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rong" style:family="text">
      <style:text-properties style:font-name="Arial" style:font-name-complex="Arial" fo:color="#1F1F1F" fo:font-size="10.5pt" style:font-size-asian="10.5pt" style:font-size-complex="10.5pt" fo:background-color="#FFFFFF"/>
    </style:style>
    <style:style style:name="P3" style:parent-style-name="NormalWeb" style:family="paragraph">
      <style:paragraph-properties fo:margin-top="0in" fo:margin-bottom="0in"/>
    </style:style>
    <style:style style:name="T4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P5" style:parent-style-name="NormalWeb" style:family="paragraph">
      <style:paragraph-properties fo:margin-top="0in" fo:margin-bottom="0in"/>
    </style:style>
    <style:style style:name="T6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P7" style:parent-style-name="NormalWeb" style:family="paragraph">
      <style:paragraph-properties fo:margin-top="0in" fo:margin-bottom="0in"/>
    </style:style>
    <style:style style:name="T8" style:parent-style-name="Strong" style:family="text">
      <style:text-properties style:font-name="Arial" style:font-name-asian="Calibri" style:font-name-complex="Arial" fo:font-weight="normal" style:font-weight-asian="normal" style:font-weight-complex="normal" fo:color="#1F1F1F" fo:font-size="10.5pt" style:font-size-asian="10.5pt" style:font-size-complex="10.5pt" fo:background-color="#FFFFFF" fo:language="en" fo:country="GB"/>
    </style:style>
    <style:style style:name="P9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Introduction/Business Problem</text:span></text:p>
      <text:p text:style-name="P3"><text:span text:style-name="T4">Living in such a multi-cultural and deeply historical city as Paris is extremely interesting, but it can be not easy. One has to choose the neighbourhood to live in carefully. I am not renting an apartment in a lovely Parisian suburb, but looking for a place of my own. I would love to stay in the same neighbourhood, but as the offer is not that big, so I have to consider other options as well. I want to find a perfect area resembling the one I'm living in now. </text:span></text:p>
      <text:p text:style-name="P5"><text:span text:style-name="T6">To do so, I will use the Foursquare data and cluster the neighbourhoods with respect to the available venues and activities.</text:span></text:p>
      <text:p text:style-name="P7"><text:span text:style-name="T8">Even though I design this study for my own purposes, its results will be useful for any other person living in Paris and looking for their perfect place to live.</text:span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katerina SHIPILOVA</meta:initial-creator>
    <dc:creator>Ekaterina SHIPILOVA</dc:creator>
    <meta:creation-date>2020-06-26T16:22:00Z</meta:creation-date>
    <dc:date>2020-06-26T18:53:00Z</dc:date>
    <meta:template xlink:href="Normal.dotm" xlink:type="simple"/>
    <meta:editing-cycles>1</meta:editing-cycles>
    <meta:editing-duration>PT9060S</meta:editing-duration>
    <meta:document-statistic meta:page-count="1" meta:paragraph-count="1" meta:word-count="117" meta:character-count="783" meta:row-count="5" meta:non-whitespace-character-count="667"/>
  </office:meta>
</office:document-meta>
</file>